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style:font-name="Courier" style:font-name-asian="Courier" style:font-name-complex="Couri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4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Physical Properties for linkB_Gazebo_Frame</text:p>
          </table:table-cell>
          <table:table-cell table:number-columns-repeated="7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}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659 kg (Relative Error = 0.002436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129583.474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659157.591 mm^3 (Relative Error = 0.002436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100.912 mm (Relative Error = 0.002436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office:string-value="0.659" table:formula="of:=LEFT([.E7]; SEARCH(&quot; &quot;; [.E7])-1)" table:style-name="ce8">
            <text:p>0.659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-0.004 mm (Relative Error = 0.002436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35.780 mm (Relative Error = 0.002436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100.912" table:formula="of:=LEFT([.E11]; SEARCH(&quot; &quot;; [.E11])-1)" table:style-name="ce1">
            <text:p>100.912</text:p>
          </table:table-cell>
          <table:table-cell office:value-type="string" table:style-name="ce1">
            <text:p>mm</text:p>
          </table:table-cell>
          <table:table-cell office:value-type="float" office:value="0.100912" table:formula="of:=[.P14]/1000" table:style-name="ce8">
            <text:p>0.100912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257.619 kg mm^2 (Relative Error = 0.002436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-0.004" table:formula="of:=LEFT([.E12]; SEARCH(&quot; &quot;; [.E12])-1)" table:style-name="ce1">
            <text:p>-0.004</text:p>
          </table:table-cell>
          <table:table-cell office:value-type="string" table:style-name="ce1">
            <text:p>mm</text:p>
          </table:table-cell>
          <table:table-cell office:value-type="float" office:value="-3.9999999999999998E-6" table:formula="of:=[.P15]/1000" table:style-name="ce8">
            <text:p>-0.000004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027 kg mm^2 (Relative Error = 0.002436%)</text:p>
          </table:table-cell>
          <table:table-cell office:value-type="string" table:style-name="ce6">
            <text:p>4570.271 kg mm^2 (Relative Error = 0.002436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35.780" table:formula="of:=LEFT([.E13]; SEARCH(&quot; &quot;; [.E13])-1)" table:style-name="ce1">
            <text:p>35.780</text:p>
          </table:table-cell>
          <table:table-cell office:value-type="string" table:style-name="ce1">
            <text:p>mm</text:p>
          </table:table-cell>
          <table:table-cell office:value-type="float" office:value="3.5779999999999999E-2" table:formula="of:=[.P16]/1000" table:style-name="ce8">
            <text:p>0.03578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64.086 kg mm^2 (Relative Error = 0.002436%)</text:p>
          </table:table-cell>
          <table:table-cell office:value-type="string" table:style-name="ce6">
            <text:p>0.011 kg mm^2 (Relative Error = 0.002436%)</text:p>
          </table:table-cell>
          <table:table-cell office:value-type="string" table:style-name="ce6">
            <text:p>4632.077 kg mm^2 (Relative Error = 0.002436%)</text:p>
          </table:table-cell>
          <table:table-cell table:number-columns-repeated="3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Rotation to principal axes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1101.465 kg mm^2 (Relative Error = 0.002436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0.01" table:formula="of:=LEFT([.E27]; SEARCH(&quot; &quot;; [.E27])-1)" table:style-name="ce1">
            <text:p>0.01</text:p>
          </table:table-cell>
          <table:table-cell office:value-type="string" table:style-name="ce1">
            <text:p>deg</text:p>
          </table:table-cell>
          <table:table-cell office:value-type="float" office:value="1.7453292519943296E-4" table:formula="of:=([.P19]/180)*PI()" table:style-name="ce8">
            <text:p>0.000174533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306 kg mm^2 (Relative Error = 0.002436%)</text:p>
          </table:table-cell>
          <table:table-cell office:value-type="string" table:style-name="ce6">
            <text:p>12126.505 kg mm^2 (Relative Error = 0.002436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-0.84" table:formula="of:=LEFT([.E28]; SEARCH(&quot; &quot;; [.E28])-1)" table:style-name="ce1">
            <text:p>-0.84</text:p>
          </table:table-cell>
          <table:table-cell office:value-type="string" table:style-name="ce1">
            <text:p>deg</text:p>
          </table:table-cell>
          <table:table-cell office:value-type="float" office:value="-1.4660765716752367E-2" table:formula="of:=([.P20]/180)*PI()" table:style-name="ce8">
            <text:p>-0.014660766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2315.877 kg mm^2 (Relative Error = 0.002436%)</text:p>
          </table:table-cell>
          <table:table-cell office:value-type="string" table:style-name="ce6">
            <text:p>0.110 kg mm^2 (Relative Error = 0.002436%)</text:p>
          </table:table-cell>
          <table:table-cell office:value-type="string" table:style-name="ce6">
            <text:p>11344.465 kg mm^2 (Relative Error = 0.002436%)</text:p>
          </table:table-cell>
          <table:table-cell table:number-columns-repeated="3" table:style-name="ce6"/>
          <table:table-cell table:style-name="ce7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0.00" table:formula="of:=LEFT([.E29]; SEARCH(&quot; &quot;; [.E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2" table:style-name="ce1"/>
          <table:table-cell office:value-type="string" table:style-name="ce1">
            <text:p>Newline</text:p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0" table:style-name="ce1"/>
          <table:table-cell office:value-type="string" office:string-value="&#10;" table:formula="of:=CHAR(10)" table:style-name="ce1">
            <text:p/>
            <text:p/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256.681 kg mm^2 (Relative Error = 0.002436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5">
            <text:p>Principal Momens of Inertia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4570.271 kg mm^2 (Relative Error = 0.002436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256.681" table:formula="of:=LEFT([.E23]; SEARCH(&quot; &quot;; [.E23])-1)" table:style-name="ce1">
            <text:p>256.681</text:p>
          </table:table-cell>
          <table:table-cell office:value-type="string" table:style-name="ce1">
            <text:p>kg.mm^2</text:p>
          </table:table-cell>
          <table:table-cell office:value-type="float" office:value="2.5668099999999998E-4" table:formula="of:=[.P24]/1000000" table:style-name="ce8">
            <text:p>0.000256681</text:p>
          </table:table-cell>
          <table:table-cell office:value-type="string" table:style-name="ce1">
            <text:p>kg.m^2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4633.015 kg mm^2 (Relative Error = 0.002436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4570.271" table:formula="of:=LEFT([.E24]; SEARCH(&quot; &quot;; [.E24])-1)" table:style-name="ce1">
            <text:p>4570.271</text:p>
          </table:table-cell>
          <table:table-cell office:value-type="string" table:style-name="ce1">
            <text:p>kg.mm^2</text:p>
          </table:table-cell>
          <table:table-cell office:value-type="float" office:value="4.5702709999999999E-3" table:formula="of:=[.P25]/1000000" table:style-name="ce8">
            <text:p>0.004570271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4633.015" table:formula="of:=LEFT([.E25]; SEARCH(&quot; &quot;; [.E25])-1)" table:style-name="ce1">
            <text:p>4633.015</text:p>
          </table:table-cell>
          <table:table-cell office:value-type="string" table:style-name="ce1">
            <text:p>kg.mm^2</text:p>
          </table:table-cell>
          <table:table-cell office:value-type="float" office:value="4.6330150000000007E-3" table:formula="of:=[.P26]/1000000" table:style-name="ce8">
            <text:p>0.004633015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0.01 deg (Relative Error = 0.002436%)</text:p>
          </table:table-cell>
          <table:table-cell table:number-columns-repeated="5" table:style-name="ce6"/>
          <table:table-cell table:style-name="ce7"/>
          <table:table-cell table:number-columns-repeated="9"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-0.84 deg (Relative Error = 0.002436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    &lt;interial&gt;&#10;      &lt;mass value=&quot;0.659&quot;/&gt;\n&#10;      &lt;origin xyz=&quot;0.100912 -0.000004 0.03578&quot; rpy=&quot;0.000174532925199433 -0.0146607657167524 0/&gt;&#10;&#10;      &lt;inertia&#10;&#10;        ixy=&quot;0.000256681&quot; ixz=&quot;0.0&quot; ixz=&quot;0.0&quot;&#10;&#10;        iyy=&quot;0.004570271&quot; iyz=&quot;0.0&quot;&#10;&#10;        izz=&quot;0.004633015&quot; /&gt;&#10;&#10;    &lt;/interial&gt;" table:formula="of:=CONCATENATE([.V28];[.V22];[.V29];CHAR(10);CHAR(13);[.V30];CHAR(10);CHAR(13);[.V31])" table:number-columns-spanned="6" table:number-rows-spanned="10" table:style-name="ce16">
            <text:p><text:s text:c="4"/>&lt;interial&gt;</text:p>
            <text:p><text:s text:c="6"/>&lt;mass value="0.659"/&gt;\n</text:p>
            <text:p><text:s text:c="6"/>&lt;origin xyz="0.100912 -0.000004 0.03578" rpy="0.000174532925199433 -0.0146607657167524 0/&gt;</text:p>
            <text:p><text:line-break/> <text:s text:c="5"/>&lt;inertia</text:p>
            <text:p><text:line-break/> <text:s text:c="7"/>ixy="0.000256681" ixz="0.0" ixz="0.0"</text:p>
            <text:p><text:line-break/> <text:s text:c="7"/>iyy="0.004570271" iyz="0.0"</text:p>
            <text:p><text:line-break/> <text:s text:c="7"/>izz="0.004633015" /&gt;</text:p>
            <text:p><text:line-break/> <text:s text:c="3"/>&lt;/interial&gt;</text:p>
          </table:table-cell>
          <table:covered-table-cell table:number-columns-repeated="5"/>
          <table:table-cell table:style-name="ce1"/>
          <table:table-cell table:style-name="ce9"/>
          <table:table-cell office:value-type="string" office:string-value="    &lt;interial&gt;&#10;      &lt;mass value=&quot;0.659&quot;/&gt;\n" table:formula="of:=CONCATENATE(&quot;    &lt;interial&gt;&quot;;[.V22];&quot;      &lt;mass value=&quot;&quot;&quot;; [.O11]; &quot;&quot;&quot;/&gt;\n&quot;)" table:style-name="ce10">
            <text:p><text:s text:c="4"/>&lt;interial&gt;</text:p>
            <text:p><text:s text:c="6"/>&lt;mass value="0.659"/&gt;\n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2">
          <table:table-cell table:number-columns-repeated="2"/>
          <table:table-cell table:style-name="ce11"/>
          <table:table-cell office:value-type="string" table:style-name="ce12">
            <text:p>Rz:</text:p>
          </table:table-cell>
          <table:table-cell office:value-type="string" table:style-name="ce12">
            <text:p>0.00 deg (Relative Error = 0.002436%)</text:p>
          </table:table-cell>
          <table:table-cell table:number-columns-repeated="5" table:style-name="ce12"/>
          <table:table-cell table:style-name="ce13"/>
          <table:table-cell table:number-columns-repeated="2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  &lt;origin xyz=&quot;0.100912 -0.000004 0.03578&quot; rpy=&quot;0.000174532925199433 -0.0146607657167524 0/&gt;" table:formula="of:=CONCATENATE(&quot;      &lt;origin xyz=&quot;&quot;&quot;; [.R14]; &quot; &quot;; [.R15]; &quot; &quot;; [.R16]; &quot;&quot;&quot; rpy=&quot;&quot;&quot;; [.R19];&quot; &quot;;[.R20];&quot; &quot;;[.R21];&quot;/&gt;&quot;)" table:style-name="ce10">
            <text:p><text:s text:c="6"/>&lt;origin xyz="0.100912 -0.000004 0.03578" rpy="0.000174532925199433 -0.0146607657167524 0/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  &lt;inertia&#10;&#10;        ixy=&quot;0.000256681&quot; ixz=&quot;0.0&quot; ixz=&quot;0.0&quot;&#10;&#10;        iyy=&quot;0.004570271&quot; iyz=&quot;0.0&quot;&#10;&#10;        izz=&quot;0.004633015&quot; /&gt;" table:formula="of:=CONCATENATE(&quot;      &lt;inertia&quot;; CHAR(10); CHAR(13); &quot;        ixy=&quot;&quot;&quot;;[.R24];&quot;&quot;&quot; ixz=&quot;&quot;0.0&quot;&quot; ixz=&quot;&quot;0.0&quot;&quot;&quot;;CHAR(10);CHAR(13);&quot;        iyy=&quot;&quot;&quot;;[.R25];&quot;&quot;&quot; iyz=&quot;&quot;0.0&quot;&quot;&quot;;CHAR(10);CHAR(13);&quot;        izz=&quot;&quot;&quot;;[.R26];&quot;&quot;&quot; /&gt;&quot;)" table:style-name="ce10">
            <text:p><text:s text:c="6"/>&lt;inertia</text:p>
            <text:p><text:line-break/> <text:s text:c="7"/>ixy="0.000256681" ixz="0.0" ixz="0.0"</text:p>
            <text:p><text:line-break/> <text:s text:c="7"/>iyy="0.004570271" iyz="0.0"</text:p>
            <text:p><text:line-break/> <text:s text:c="7"/>izz="0.004633015" /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9"/>
          <table:table-cell office:value-type="string" office:string-value="    &lt;/interial&gt;" table:formula="of:=&quot;    &lt;/interial&gt;&quot;" table:style-name="ce10">
            <text:p><text:s text:c="4"/>&lt;/interial&gt;</text:p>
          </table:table-cell>
          <table:table-cell table:number-columns-repeated="3" table:style-name="ce10"/>
          <table:table-cell table:number-columns-repeated="2" table:style-name="ce9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number-columns-repeated="7" table:style-name="ce9"/>
          <table:table-cell table:number-columns-repeated="16357"/>
        </table:table-row>
        <table:table-row table:number-rows-repeated="5" table:style-name="ro1">
          <table:table-cell table:number-columns-repeated="13"/>
          <table:covered-table-cell/>
          <table:covered-table-cell table:number-columns-repeated="5"/>
          <table:table-cell table:style-name="ce1"/>
          <table:table-cell table:number-columns-repeated="7" table:style-name="ce9"/>
          <table:table-cell table:number-columns-repeated="16357"/>
        </table:table-row>
        <table:table-row table:style-name="ro1">
          <table:table-cell table:number-columns-repeated="13"/>
          <table:table-cell table:number-columns-repeated="7" table:style-name="ce1"/>
          <table:table-cell table:number-columns-repeated="7" table:style-name="ce9"/>
          <table:table-cell table:number-columns-repeated="1635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9T14:23:58Z</dc:date>
    <meta:editing-cycles>1</meta:editing-cycles>
    <meta:editing-duration>PT111S</meta:editing-duration>
  </office:meta>
</office:document-meta>
</file>